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&gt;&gt;&gt; %Run ark4.py</text:p>
      <text:p text:style-name="P1">GET request to sensors succeeded</text:p>
      <text:p text:style-name="P1">GET request to left succeeded</text:p>
      <text:p text:style-name="P1">HTTP request to left threw an error: 0, message='Attempt to decode JSON with unexpected mimetype: text/plain', url=URL('http://192.168.1.100/left')</text:p>
      <text:p text:style-name="P1">GET request to sensors succeeded</text:p>
      <text:p text:style-name="P1">GET request to right succeeded</text:p>
      <text:p text:style-name="P1">HTTP request to right threw an error: 0, message='Attempt to decode JSON with unexpected mimetype: text/plain', url=URL('http://192.168.1.100/right')</text:p>
      <text:p text:style-name="P1">GET request to sensors succeeded</text:p>
      <text:p text:style-name="P1">GET request to backward succeeded</text:p>
      <text:p text:style-name="P1">HTTP request to backward threw an error: 0, message='Attempt to decode JSON with unexpected mimetype: text/plain', url=URL('http://192.168.1.100/backward')</text:p>
      <text:p text:style-name="P1">GET request to sensors succeeded</text:p>
      <text:p text:style-name="P1">HTTP request to stop threw an error: [Errno 104] Connection reset by peer</text:p>
      <text:p text:style-name="P1">GET request to sensors succeeded</text:p>
      <text:p text:style-name="P1">GET request to right succeeded</text:p>
      <text:p text:style-name="P1">HTTP request to right threw an error: 0, message='Attempt to decode JSON with unexpected mimetype: text/plain', url=URL('http://192.168.1.100/right')</text:p>
      <text:p text:style-name="P1">GET request to sensors succeeded</text:p>
      <text:p text:style-name="P1">GET request to right succeeded</text:p>
      <text:p text:style-name="P1">HTTP request to right threw an error: 0, message='Attempt to decode JSON with unexpected mimetype: text/plain', url=URL('http://192.168.1.100/right')</text:p>
      <text:p text:style-name="P1">GET request to sensors succeeded</text:p>
      <text:p text:style-name="P1">GET request to forward succeeded</text:p>
      <text:p text:style-name="P1">HTTP request to forward threw an error: 0, message='Attempt to decode JSON with unexpected mimetype: text/plain', url=URL('http://192.168.1.100/forward')</text:p>
      <text:p text:style-name="P1">GET request to sensors succeeded</text:p>
      <text:p text:style-name="P1">GET request to left succeeded</text:p>
      <text:p text:style-name="P1">HTTP request to left threw an error: 0, message='Attempt to decode JSON with unexpected mimetype: text/plain', url=URL('http://192.168.1.100/left')</text:p>
      <text:p text:style-name="P1">GET request to sensors succeeded</text:p>
      <text:p text:style-name="P1">GET request to backward succeeded</text:p>
      <text:p text:style-name="P1">HTTP request to backward threw an error: 0, message='Attempt to decode JSON with unexpected mimetype: text/plain', url=URL('http://192.168.1.100/backward')</text:p>
      <text:p text:style-name="P1">GET request to sensors succeeded</text:p>
      <text:p text:style-name="P1">GET request to backward succeeded</text:p>
      <text:p text:style-name="P1">HTTP request to backward threw an error: 0, message='Attempt to decode JSON with unexpected mimetype: text/plain', url=URL('http://192.168.1.100/backward')</text:p>
      <text:p text:style-name="P1">GET request to sensors succeeded</text:p>
      <text:p text:style-name="P1">GET request to backward succeeded</text:p>
      <text:p text:style-name="P1">HTTP request to backward threw an error: 0, message='Attempt to decode JSON with unexpected mimetype: text/plain', url=URL('http://192.168.1.100/backward')</text:p>
      <text:p text:style-name="P1">GET request to sensors succeeded</text:p>
      <text:p text:style-name="P1">GET request to stop succeeded</text:p>
      <text:p text:style-name="P1">HTTP request to stop threw an error: 0, message='Attempt to decode JSON with unexpected mimetype: text/plain', url=URL('http://192.168.1.100/stop')</text:p>
      <text:p text:style-name="P1">GET request to sensors succeeded</text:p>
      <text:p text:style-name="P1">GET request to backward succeeded</text:p>
      <text:p text:style-name="P1">HTTP request to backward threw an error: 0, message='Attempt to decode JSON with unexpected mimetype: text/plain', url=URL('http://192.168.1.100/backward')</text:p>
      <text:p text:style-name="P1"><text:soft-page-break/>GET request to sensors succeeded</text:p>
      <text:p text:style-name="P1">GET request to left succeeded</text:p>
      <text:p text:style-name="P1">HTTP request to left threw an error: 0, message='Attempt to decode JSON with unexpected mimetype: text/plain', url=URL('http://192.168.1.100/left')</text:p>
      <text:p text:style-name="P1">GET request to sensors succeeded</text:p>
      <text:p text:style-name="P1">GET request to backward succeeded</text:p>
      <text:p text:style-name="P1">HTTP request to backward threw an error: 0, message='Attempt to decode JSON with unexpected mimetype: text/plain', url=URL('http://192.168.1.100/backward')</text:p>
      <text:p text:style-name="P1">GET request to sensors succeeded</text:p>
      <text:p text:style-name="P1">GET request to right succeeded</text:p>
      <text:p text:style-name="P1">HTTP request to right threw an error: 0, message='Attempt to decode JSON with unexpected mimetype: text/plain', url=URL('http://192.168.1.100/right')</text:p>
      <text:p text:style-name="P1">GET request to sensors succeeded</text:p>
      <text:p text:style-name="P1">GET request to forward succeeded</text:p>
      <text:p text:style-name="P1">HTTP request to forward threw an error: 0, message='Attempt to decode JSON with unexpected mimetype: text/plain', url=URL('http://192.168.1.100/forward')</text:p>
      <text:p text:style-name="P1">GET request to sensors succeeded</text:p>
      <text:p text:style-name="P1">GET request to left succeeded</text:p>
      <text:p text:style-name="P1">HTTP request to left threw an error: 0, message='Attempt to decode JSON with unexpected mimetype: text/plain', url=URL('http://192.168.1.100/left')</text:p>
      <text:p text:style-name="P1">GET request to sensors succeeded</text:p>
      <text:p text:style-name="P1">GET request to right succeeded</text:p>
      <text:p text:style-name="P1">HTTP request to right threw an error: 0, message='Attempt to decode JSON with unexpected mimetype: text/plain', url=URL('http://192.168.1.100/right')</text:p>
      <text:p text:style-name="P1">GET request to sensors succeeded</text:p>
      <text:p text:style-name="P1">GET request to stop succeeded</text:p>
      <text:p text:style-name="P1">HTTP request to stop threw an error: 0, message='Attempt to decode JSON with unexpected mimetype: text/plain', url=URL('http://192.168.1.100/stop')</text:p>
      <text:p text:style-name="P1">GET request to sensors succeeded</text:p>
      <text:p text:style-name="P1">GET request to backward succeeded</text:p>
      <text:p text:style-name="P1">HTTP request to backward threw an error: 0, message='Attempt to decode JSON with unexpected mimetype: text/plain', url=URL('http://192.168.1.100/backward')</text:p>
      <text:p text:style-name="P1">GET request to sensors succeeded</text:p>
      <text:p text:style-name="P1">GET request to left succeeded</text:p>
      <text:p text:style-name="P1">HTTP request to left threw an error: 0, message='Attempt to decode JSON with unexpected mimetype: text/plain', url=URL('http://192.168.1.100/left')</text:p>
      <text:p text:style-name="P1">GET request to sensors succeeded</text:p>
      <text:p text:style-name="P1">GET request to stop succeeded</text:p>
      <text:p text:style-name="P1">HTTP request to stop threw an error: 0, message='Attempt to decode JSON with unexpected mimetype: text/plain', url=URL('http://192.168.1.100/stop')</text:p>
      <text:p text:style-name="P1">GET request to sensors succeeded</text:p>
      <text:p text:style-name="P1">GET request to stop succeeded</text:p>
      <text:p text:style-name="P1">HTTP request to stop threw an error: 0, message='Attempt to decode JSON with unexpected mimetype: text/plain', url=URL('http://192.168.1.100/stop')</text:p>
      <text:p text:style-name="P1">GET request to sensors succeeded</text:p>
      <text:p text:style-name="P1">GET request to forward succeeded</text:p>
      <text:p text:style-name="P1">HTTP request to forward threw an error: 0, message='Attempt to decode JSON with unexpected mimetype: text/plain', url=URL('http://192.168.1.100/forward')</text:p>
      <text:p text:style-name="P1">GET request to sensors succeeded</text:p>
      <text:p text:style-name="P1">HTTP request to backward threw an error: [Errno 104] Connection reset by peer</text:p>
      <text:p text:style-name="P1">GET request to sensors succeeded</text:p>
      <text:p text:style-name="P1">GET request to forward succeeded</text:p>
      <text:p text:style-name="P1"><text:soft-page-break/>HTTP request to forward threw an error: 0, message='Attempt to decode JSON with unexpected mimetype: text/plain', url=URL('http://192.168.1.100/forward')</text:p>
      <text:p text:style-name="P1">GET request to sensors succeeded</text:p>
      <text:p text:style-name="P1">GET request to right succeeded</text:p>
      <text:p text:style-name="P1">HTTP request to right threw an error: 0, message='Attempt to decode JSON with unexpected mimetype: text/plain', url=URL('http://192.168.1.100/right')</text:p>
      <text:p text:style-name="P1">GET request to sensors succeeded</text:p>
      <text:p text:style-name="P1">GET request to right succeeded</text:p>
      <text:p text:style-name="P1">HTTP request to right threw an error: 0, message='Attempt to decode JSON with unexpected mimetype: text/plain', url=URL('http://192.168.1.100/right')</text:p>
      <text:p text:style-name="P1">GET request to sensors succeeded</text:p>
      <text:p text:style-name="P1">GET request to right succeeded</text:p>
      <text:p text:style-name="P1">HTTP request to right threw an error: 0, message='Attempt to decode JSON with unexpected mimetype: text/plain', url=URL('http://192.168.1.100/right')</text:p>
      <text:p text:style-name="P1">GET request to sensors succeeded</text:p>
      <text:p text:style-name="P1">GET request to forward succeeded</text:p>
      <text:p text:style-name="P1">HTTP request to forward threw an error: 0, message='Attempt to decode JSON with unexpected mimetype: text/plain', url=URL('http://192.168.1.100/forward')</text:p>
      <text:p text:style-name="P1">GET request to sensors succeeded</text:p>
      <text:p text:style-name="P1">GET request to left succeeded</text:p>
      <text:p text:style-name="P1">HTTP request to left threw an error: 0, message='Attempt to decode JSON with unexpected mimetype: text/plain', url=URL('http://192.168.1.100/left')</text:p>
      <text:p text:style-name="P1">GET request to sensors succeeded</text:p>
      <text:p text:style-name="P1">GET request to stop succeeded</text:p>
      <text:p text:style-name="P1">HTTP request to stop threw an error: 0, message='Attempt to decode JSON with unexpected mimetype: text/plain', url=URL('http://192.168.1.100/stop')</text:p>
      <text:p text:style-name="P1">GET request to sensors succeeded</text:p>
      <text:p text:style-name="P1">GET request to backward succeeded</text:p>
      <text:p text:style-name="P1">HTTP request to backward threw an error: 0, message='Attempt to decode JSON with unexpected mimetype: text/plain', url=URL('http://192.168.1.100/backward')</text:p>
      <text:p text:style-name="P1">GET request to sensors succeeded</text:p>
      <text:p text:style-name="P1">GET request to stop succeeded</text:p>
      <text:p text:style-name="P1">HTTP request to stop threw an error: 0, message='Attempt to decode JSON with unexpected mimetype: text/plain', url=URL('http://192.168.1.100/stop')</text:p>
      <text:p text:style-name="P1">GET request to sensors succeeded</text:p>
      <text:p text:style-name="P1">GET request to backward succeeded</text:p>
      <text:p text:style-name="P1">HTTP request to backward threw an error: 0, message='Attempt to decode JSON with unexpected mimetype: text/plain', url=URL('http://192.168.1.100/backward')</text:p>
      <text:p text:style-name="P1">GET request to sensors succeeded</text:p>
      <text:p text:style-name="P1">GET request to forward succeeded</text:p>
      <text:p text:style-name="P1">HTTP request to forward threw an error: 0, message='Attempt to decode JSON with unexpected mimetype: text/plain', url=URL('http://192.168.1.100/forward')</text:p>
      <text:p text:style-name="P1">GET request to sensors succeeded</text:p>
      <text:p text:style-name="P1">GET request to right succeeded</text:p>
      <text:p text:style-name="P1">HTTP request to right threw an error: 0, message='Attempt to decode JSON with unexpected mimetype: text/plain', url=URL('http://192.168.1.100/right')</text:p>
      <text:p text:style-name="P1">GET request to sensors succeeded</text:p>
      <text:p text:style-name="P1">GET request to forward succeeded</text:p>
      <text:p text:style-name="P1">HTTP request to forward threw an error: 0, message='Attempt to decode JSON with unexpected mimetype: text/plain', url=URL('http://192.168.1.100/forward')</text:p>
      <text:p text:style-name="P1">GET request to sensors succeeded</text:p>
      <text:p text:style-name="P1">GET request to forward succeeded</text:p>
      <text:p text:style-name="P1"><text:soft-page-break/>HTTP request to forward threw an error: 0, message='Attempt to decode JSON with unexpected mimetype: text/plain', url=URL('http://192.168.1.100/forward')</text:p>
      <text:p text:style-name="P1">GET request to sensors succeeded</text:p>
      <text:p text:style-name="P1">GET request to forward succeeded</text:p>
      <text:p text:style-name="P1">HTTP request to forward threw an error: 0, message='Attempt to decode JSON with unexpected mimetype: text/plain', url=URL('http://192.168.1.100/forward')</text:p>
      <text:p text:style-name="P1">GET request to sensors succeeded</text:p>
      <text:p text:style-name="P1">GET request to forward succeeded</text:p>
      <text:p text:style-name="P1">HTTP request to forward threw an error: 0, message='Attempt to decode JSON with unexpected mimetype: text/plain', url=URL('http://192.168.1.100/forward')</text:p>
      <text:p text:style-name="P1">GET request to sensors succeeded</text:p>
      <text:p text:style-name="P1">GET request to forward succeeded</text:p>
      <text:p text:style-name="P1">HTTP request to forward threw an error: 0, message='Attempt to decode JSON with unexpected mimetype: text/plain', url=URL('http://192.168.1.100/forward')</text:p>
      <text:p text:style-name="P1">GET request to sensors succeeded</text:p>
      <text:p text:style-name="P1">GET request to right succeeded</text:p>
      <text:p text:style-name="P1">HTTP request to right threw an error: 0, message='Attempt to decode JSON with unexpected mimetype: text/plain', url=URL('http://192.168.1.100/right')</text:p>
      <text:p text:style-name="P1">GET request to sensors succeeded</text:p>
      <text:p text:style-name="P1">GET request to backward succeeded</text:p>
      <text:p text:style-name="P1">HTTP request to backward threw an error: 0, message='Attempt to decode JSON with unexpected mimetype: text/plain', url=URL('http://192.168.1.100/backward')</text:p>
      <text:p text:style-name="P1">GET request to sensors succeeded</text:p>
      <text:p text:style-name="P1">GET request to right succeeded</text:p>
      <text:p text:style-name="P1">HTTP request to right threw an error: 0, message='Attempt to decode JSON with unexpected mimetype: text/plain', url=URL('http://192.168.1.100/right')</text:p>
      <text:p text:style-name="P1">GET request to sensors succeeded</text:p>
      <text:p text:style-name="P1">GET request to backward succeeded</text:p>
      <text:p text:style-name="P1">HTTP request to backward threw an error: 0, message='Attempt to decode JSON with unexpected mimetype: text/plain', url=URL('http://192.168.1.100/backward')</text:p>
      <text:p text:style-name="P1">GET request to sensors succeeded</text:p>
      <text:p text:style-name="P1">GET request to forward succeeded</text:p>
      <text:p text:style-name="P1">HTTP request to forward threw an error: 0, message='Attempt to decode JSON with unexpected mimetype: text/plain', url=URL('http://192.168.1.100/forward')</text:p>
      <text:p text:style-name="P1">GET request to sensors succeeded</text:p>
      <text:p text:style-name="P1">GET request to stop succeeded</text:p>
      <text:p text:style-name="P1">HTTP request to stop threw an error: 0, message='Attempt to decode JSON with unexpected mimetype: text/plain', url=URL('http://192.168.1.100/stop')</text:p>
      <text:p text:style-name="P1">GET request to sensors succeeded</text:p>
      <text:p text:style-name="P1">GET request to forward succeeded</text:p>
      <text:p text:style-name="P1">HTTP request to forward threw an error: 0, message='Attempt to decode JSON with unexpected mimetype: text/plain', url=URL('http://192.168.1.100/forward')</text:p>
      <text:p text:style-name="P1">GET request to sensors succeeded</text:p>
      <text:p text:style-name="P1">GET request to forward succeeded</text:p>
      <text:p text:style-name="P1">HTTP request to forward threw an error: 0, message='Attempt to decode JSON with unexpected mimetype: text/plain', url=URL('http://192.168.1.100/forward')</text:p>
      <text:p text:style-name="P1">GET request to sensors succeeded</text:p>
      <text:p text:style-name="P1">GET request to forward succeeded</text:p>
      <text:p text:style-name="P1">HTTP request to forward threw an error: 0, message='Attempt to decode JSON with unexpected mimetype: text/plain', url=URL('http://192.168.1.100/forward')</text:p>
      <text:p text:style-name="P1">GET request to sensors succeeded</text:p>
      <text:p text:style-name="P1">GET request to stop succeeded</text:p>
      <text:p text:style-name="P1"><text:soft-page-break/>HTTP request to stop threw an error: 0, message='Attempt to decode JSON with unexpected mimetype: text/plain', url=URL('http://192.168.1.100/stop')</text:p>
      <text:p text:style-name="P1">GET request to sensors succeeded</text:p>
      <text:p text:style-name="P1">GET request to forward succeeded</text:p>
      <text:p text:style-name="P1">HTTP request to forward threw an error: 0, message='Attempt to decode JSON with unexpected mimetype: text/plain', url=URL('http://192.168.1.100/forward')</text:p>
      <text:p text:style-name="P1">GET request to sensors succeeded</text:p>
      <text:p text:style-name="P1">GET request to right succeeded</text:p>
      <text:p text:style-name="P1">HTTP request to right threw an error: 0, message='Attempt to decode JSON with unexpected mimetype: text/plain', url=URL('http://192.168.1.100/right')</text:p>
      <text:p text:style-name="P1">GET request to sensors succeeded</text:p>
      <text:p text:style-name="P1">GET request to stop succeeded</text:p>
      <text:p text:style-name="P1">HTTP request to stop threw an error: 0, message='Attempt to decode JSON with unexpected mimetype: text/plain', url=URL('http://192.168.1.100/stop')</text:p>
      <text:p text:style-name="P1">GET request to sensors succeeded</text:p>
      <text:p text:style-name="P1">GET request to forward succeeded</text:p>
      <text:p text:style-name="P1">HTTP request to forward threw an error: 0, message='Attempt to decode JSON with unexpected mimetype: text/plain', url=URL('http://192.168.1.100/forward')</text:p>
      <text:p text:style-name="P1">GET request to sensors succeeded</text:p>
      <text:p text:style-name="P1">GET request to stop succeeded</text:p>
      <text:p text:style-name="P1">HTTP request to stop threw an error: 0, message='Attempt to decode JSON with unexpected mimetype: text/plain', url=URL('http://192.168.1.100/stop')</text:p>
      <text:p text:style-name="P1">GET request to sensors succeeded</text:p>
      <text:p text:style-name="P1">GET request to forward succeeded</text:p>
      <text:p text:style-name="P1">HTTP request to forward threw an error: 0, message='Attempt to decode JSON with unexpected mimetype: text/plain', url=URL('http://192.168.1.100/forward')</text:p>
      <text:p text:style-name="P1">GET request to sensors succeeded</text:p>
      <text:p text:style-name="P1">GET request to left succeeded</text:p>
      <text:p text:style-name="P1">HTTP request to left threw an error: 0, message='Attempt to decode JSON with unexpected mimetype: text/plain', url=URL('http://192.168.1.100/left')</text:p>
      <text:p text:style-name="P1">GET request to sensors succeeded</text:p>
      <text:p text:style-name="P1">GET request to left succeeded</text:p>
      <text:p text:style-name="P1">HTTP request to left threw an error: 0, message='Attempt to decode JSON with unexpected mimetype: text/plain', url=URL('http://192.168.1.100/left')</text:p>
      <text:p text:style-name="P1">GET request to sensors succeeded</text:p>
      <text:p text:style-name="P1">GET request to forward succeeded</text:p>
      <text:p text:style-name="P1">HTTP request to forward threw an error: 0, message='Attempt to decode JSON with unexpected mimetype: text/plain', url=URL('http://192.168.1.100/forward')</text:p>
      <text:p text:style-name="P1">GET request to sensors succeeded</text:p>
      <text:p text:style-name="P1">GET request to right succeeded</text:p>
      <text:p text:style-name="P1">HTTP request to right threw an error: 0, message='Attempt to decode JSON with unexpected mimetype: text/plain', url=URL('http://192.168.1.100/right')</text:p>
      <text:p text:style-name="P1">GET request to sensors succeeded</text:p>
      <text:p text:style-name="P1">GET request to backward succeeded</text:p>
      <text:p text:style-name="P1">HTTP request to backward threw an error: 0, message='Attempt to decode JSON with unexpected mimetype: text/plain', url=URL('http://192.168.1.100/backward')</text:p>
      <text:p text:style-name="P1">GET request to sensors succeeded</text:p>
      <text:p text:style-name="P1">GET request to backward succeeded</text:p>
      <text:p text:style-name="P1">HTTP request to backward threw an error: 0, message='Attempt to decode JSON with unexpected mimetype: text/plain', url=URL('http://192.168.1.100/backward')</text:p>
      <text:p text:style-name="P1">GET request to sensors succeeded</text:p>
      <text:p text:style-name="P1">GET request to right succeeded</text:p>
      <text:p text:style-name="P1"><text:soft-page-break/>HTTP request to right threw an error: 0, message='Attempt to decode JSON with unexpected mimetype: text/plain', url=URL('http://192.168.1.100/right')</text:p>
      <text:p text:style-name="P1">GET request to sensors succeeded</text:p>
      <text:p text:style-name="P1">GET request to forward succeeded</text:p>
      <text:p text:style-name="P1">HTTP request to forward threw an error: 0, message='Attempt to decode JSON with unexpected mimetype: text/plain', url=URL('http://192.168.1.100/forward')</text:p>
      <text:p text:style-name="P1">GET request to sensors succeeded</text:p>
      <text:p text:style-name="P1">GET request to stop succeeded</text:p>
      <text:p text:style-name="P1">HTTP request to stop threw an error: 0, message='Attempt to decode JSON with unexpected mimetype: text/plain', url=URL('http://192.168.1.100/stop')</text:p>
      <text:p text:style-name="P1">GET request to sensors succeeded</text:p>
      <text:p text:style-name="P1">GET request to forward succeeded</text:p>
      <text:p text:style-name="P1">HTTP request to forward threw an error: 0, message='Attempt to decode JSON with unexpected mimetype: text/plain', url=URL('http://192.168.1.100/forward')</text:p>
      <text:p text:style-name="P1">GET request to sensors succeeded</text:p>
      <text:p text:style-name="P1">GET request to right succeeded</text:p>
      <text:p text:style-name="P1">HTTP request to right threw an error: 0, message='Attempt to decode JSON with unexpected mimetype: text/plain', url=URL('http://192.168.1.100/right')</text:p>
      <text:p text:style-name="P1">GET request to sensors succeeded</text:p>
      <text:p text:style-name="P1">GET request to forward succeeded</text:p>
      <text:p text:style-name="P1">HTTP request to forward threw an error: 0, message='Attempt to decode JSON with unexpected mimetype: text/plain', url=URL('http://192.168.1.100/forward')</text:p>
      <text:p text:style-name="P1">GET request to sensors succeeded</text:p>
      <text:p text:style-name="P1">GET request to forward succeeded</text:p>
      <text:p text:style-name="P1">HTTP request to forward threw an error: 0, message='Attempt to decode JSON with unexpected mimetype: text/plain', url=URL('http://192.168.1.100/forward')</text:p>
      <text:p text:style-name="P1">GET request to sensors succeeded</text:p>
      <text:p text:style-name="P1">GET request to right succeeded</text:p>
      <text:p text:style-name="P1">HTTP request to right threw an error: 0, message='Attempt to decode JSON with unexpected mimetype: text/plain', url=URL('http://192.168.1.100/right')</text:p>
      <text:p text:style-name="P1">GET request to sensors succeeded</text:p>
      <text:p text:style-name="P1">GET request to forward succeeded</text:p>
      <text:p text:style-name="P1">HTTP request to forward threw an error: 0, message='Attempt to decode JSON with unexpected mimetype: text/plain', url=URL('http://192.168.1.100/forward')</text:p>
      <text:p text:style-name="P1">GET request to sensors succeeded</text:p>
      <text:p text:style-name="P1">GET request to stop succeeded</text:p>
      <text:p text:style-name="P1">HTTP request to stop threw an error: 0, message='Attempt to decode JSON with unexpected mimetype: text/plain', url=URL('http://192.168.1.100/stop')</text:p>
      <text:p text:style-name="P1">GET request to sensors succeeded</text:p>
      <text:p text:style-name="P1">GET request to forward succeeded</text:p>
      <text:p text:style-name="P1">HTTP request to forward threw an error: 0, message='Attempt to decode JSON with unexpected mimetype: text/plain', url=URL('http://192.168.1.100/forward')</text:p>
      <text:p text:style-name="P1">GET request to sensors succeeded</text:p>
      <text:p text:style-name="P1">GET request to forward succeeded</text:p>
      <text:p text:style-name="P1">HTTP request to forward threw an error: 0, message='Attempt to decode JSON with unexpected mimetype: text/plain', url=URL('http://192.168.1.100/forward')</text:p>
      <text:p text:style-name="P1">GET request to sensors succeeded</text:p>
      <text:p text:style-name="P1">GET request to stop succeeded</text:p>
      <text:p text:style-name="P1">HTTP request to stop threw an error: 0, message='Attempt to decode JSON with unexpected mimetype: text/plain', url=URL('http://192.168.1.100/stop')</text:p>
      <text:p text:style-name="P1">GET request to sensors succeeded</text:p>
      <text:p text:style-name="P1">GET request to right succeeded</text:p>
      <text:p text:style-name="P1"><text:soft-page-break/>HTTP request to right threw an error: 0, message='Attempt to decode JSON with unexpected mimetype: text/plain', url=URL('http://192.168.1.100/right')</text:p>
      <text:p text:style-name="P1">GET request to sensors succeeded</text:p>
      <text:p text:style-name="P1">GET request to forward succeeded</text:p>
      <text:p text:style-name="P1">HTTP request to forward threw an error: 0, message='Attempt to decode JSON with unexpected mimetype: text/plain', url=URL('http://192.168.1.100/forward')</text:p>
      <text:p text:style-name="P1">GET request to sensors succeeded</text:p>
      <text:p text:style-name="P1">GET request to stop succeeded</text:p>
      <text:p text:style-name="P1">HTTP request to stop threw an error: 0, message='Attempt to decode JSON with unexpected mimetype: text/plain', url=URL('http://192.168.1.100/stop')</text:p>
      <text:p text:style-name="P1">GET request to sensors succeeded</text:p>
      <text:p text:style-name="P1">GET request to forward succeeded</text:p>
      <text:p text:style-name="P1">HTTP request to forward threw an error: 0, message='Attempt to decode JSON with unexpected mimetype: text/plain', url=URL('http://192.168.1.100/forward')</text:p>
      <text:p text:style-name="P1">GET request to sensors succeeded</text:p>
      <text:p text:style-name="P1">GET request to backward succeeded</text:p>
      <text:p text:style-name="P1">HTTP request to backward threw an error: 0, message='Attempt to decode JSON with unexpected mimetype: text/plain', url=URL('http://192.168.1.100/backward')</text:p>
      <text:p text:style-name="P1">GET request to sensors succeeded</text:p>
      <text:p text:style-name="P1">GET request to forward succeeded</text:p>
      <text:p text:style-name="P1">HTTP request to forward threw an error: 0, message='Attempt to decode JSON with unexpected mimetype: text/plain', url=URL('http://192.168.1.100/forward')</text:p>
      <text:p text:style-name="P1">GET request to sensors succeeded</text:p>
      <text:p text:style-name="P1">GET request to stop succeeded</text:p>
      <text:p text:style-name="P1">HTTP request to stop threw an error: 0, message='Attempt to decode JSON with unexpected mimetype: text/plain', url=URL('http://192.168.1.100/stop')</text:p>
      <text:p text:style-name="P1">GET request to sensors succeeded</text:p>
      <text:p text:style-name="P1">GET request to backward succeeded</text:p>
      <text:p text:style-name="P1">HTTP request to backward threw an error: 0, message='Attempt to decode JSON with unexpected mimetype: text/plain', url=URL('http://192.168.1.100/backward')</text:p>
      <text:p text:style-name="P1">GET request to sensors succeeded</text:p>
      <text:p text:style-name="P1">GET request to left succeeded</text:p>
      <text:p text:style-name="P1">HTTP request to left threw an error: 0, message='Attempt to decode JSON with unexpected mimetype: text/plain', url=URL('http://192.168.1.100/left')</text:p>
      <text:p text:style-name="P1">GET request to sensors succeeded</text:p>
      <text:p text:style-name="P1">GET request to right succeeded</text:p>
      <text:p text:style-name="P1">HTTP request to right threw an error: 0, message='Attempt to decode JSON with unexpected mimetype: text/plain', url=URL('http://192.168.1.100/right')</text:p>
      <text:p text:style-name="P1">GET request to sensors succeeded</text:p>
      <text:p text:style-name="P1">GET request to forward succeeded</text:p>
      <text:p text:style-name="P1">HTTP request to forward threw an error: 0, message='Attempt to decode JSON with unexpected mimetype: text/plain', url=URL('http://192.168.1.100/forward')</text:p>
      <text:p text:style-name="P1">GET request to sensors succeeded</text:p>
      <text:p text:style-name="P1">GET request to left succeeded</text:p>
      <text:p text:style-name="P1">HTTP request to left threw an error: 0, message='Attempt to decode JSON with unexpected mimetype: text/plain', url=URL('http://192.168.1.100/left')</text:p>
      <text:p text:style-name="P1">GET request to sensors succeeded</text:p>
      <text:p text:style-name="P1">GET request to backward succeeded</text:p>
      <text:p text:style-name="P1">HTTP request to backward threw an error: 0, message='Attempt to decode JSON with unexpected mimetype: text/plain', url=URL('http://192.168.1.100/backward')</text:p>
      <text:p text:style-name="P1">GET request to sensors succeeded</text:p>
      <text:p text:style-name="P1">GET request to forward succeeded</text:p>
      <text:p text:style-name="P1"><text:soft-page-break/>HTTP request to forward threw an error: 0, message='Attempt to decode JSON with unexpected mimetype: text/plain', url=URL('http://192.168.1.100/forward')</text:p>
      <text:p text:style-name="P1">GET request to sensors succeeded</text:p>
      <text:p text:style-name="P1">GET request to backward succeeded</text:p>
      <text:p text:style-name="P1">HTTP request to backward threw an error: 0, message='Attempt to decode JSON with unexpected mimetype: text/plain', url=URL('http://192.168.1.100/backward')</text:p>
      <text:p text:style-name="P1">GET request to sensors succeeded</text:p>
      <text:p text:style-name="P1">GET request to right succeeded</text:p>
      <text:p text:style-name="P1">HTTP request to right threw an error: 0, message='Attempt to decode JSON with unexpected mimetype: text/plain', url=URL('http://192.168.1.100/right')</text:p>
      <text:p text:style-name="P1">GET request to sensors succeeded</text:p>
      <text:p text:style-name="P1">GET request to forward succeeded</text:p>
      <text:p text:style-name="P1">HTTP request to forward threw an error: 0, message='Attempt to decode JSON with unexpected mimetype: text/plain', url=URL('http://192.168.1.100/forward')</text:p>
      <text:p text:style-name="P1">GET request to sensors succeeded</text:p>
      <text:p text:style-name="P1">GET request to right succeeded</text:p>
      <text:p text:style-name="P1">HTTP request to right threw an error: 0, message='Attempt to decode JSON with unexpected mimetype: text/plain', url=URL('http://192.168.1.100/right')</text:p>
      <text:p text:style-name="P1">GET request to sensors succeeded</text:p>
      <text:p text:style-name="P1">GET request to forward succeeded</text:p>
      <text:p text:style-name="P1">HTTP request to forward threw an error: 0, message='Attempt to decode JSON with unexpected mimetype: text/plain', url=URL('http://192.168.1.100/forward')</text:p>
      <text:p text:style-name="P1">GET request to sensors succeeded</text:p>
      <text:p text:style-name="P1">GET request to forward succeeded</text:p>
      <text:p text:style-name="P1">HTTP request to forward threw an error: 0, message='Attempt to decode JSON with unexpected mimetype: text/plain', url=URL('http://192.168.1.100/forward')</text:p>
      <text:p text:style-name="P1">GET request to sensors succeeded</text:p>
      <text:p text:style-name="P1">GET request to forward succeeded</text:p>
      <text:p text:style-name="P1">HTTP request to forward threw an error: 0, message='Attempt to decode JSON with unexpected mimetype: text/plain', url=URL('http://192.168.1.100/forward')</text:p>
      <text:p text:style-name="P1">GET request to sensors succeeded</text:p>
      <text:p text:style-name="P1">GET request to left succeeded</text:p>
      <text:p text:style-name="P1">HTTP request to left threw an error: 0, message='Attempt to decode JSON with unexpected mimetype: text/plain', url=URL('http://192.168.1.100/left')</text:p>
      <text:p text:style-name="P1">GET request to sensors succeeded</text:p>
      <text:p text:style-name="P1">GET request to forward succeeded</text:p>
      <text:p text:style-name="P1">HTTP request to forward threw an error: 0, message='Attempt to decode JSON with unexpected mimetype: text/plain', url=URL('http://192.168.1.100/forward')</text:p>
      <text:p text:style-name="P1">GET request to sensors succeeded</text:p>
      <text:p text:style-name="P1">GET request to left succeeded</text:p>
      <text:p text:style-name="P1">HTTP request to left threw an error: 0, message='Attempt to decode JSON with unexpected mimetype: text/plain', url=URL('http://192.168.1.100/left')</text:p>
      <text:p text:style-name="P1">GET request to sensors succeeded</text:p>
      <text:p text:style-name="P1">GET request to stop succeeded</text:p>
      <text:p text:style-name="P1">HTTP request to stop threw an error: 0, message='Attempt to decode JSON with unexpected mimetype: text/plain', url=URL('http://192.168.1.100/stop')</text:p>
      <text:p text:style-name="P1">GET request to sensors succeeded</text:p>
      <text:p text:style-name="P1">GET request to forward succeeded</text:p>
      <text:p text:style-name="P1">HTTP request to forward threw an error: 0, message='Attempt to decode JSON with unexpected mimetype: text/plain', url=URL('http://192.168.1.100/forward')</text:p>
      <text:p text:style-name="P1">GET request to sensors succeeded</text:p>
      <text:p text:style-name="P1">GET request to left succeeded</text:p>
      <text:p text:style-name="P1"><text:soft-page-break/>HTTP request to left threw an error: 0, message='Attempt to decode JSON with unexpected mimetype: text/plain', url=URL('http://192.168.1.100/left')</text:p>
      <text:p text:style-name="P1">GET request to sensors succeeded</text:p>
      <text:p text:style-name="P1">GET request to backward succeeded</text:p>
      <text:p text:style-name="P1">HTTP request to backward threw an error: 0, message='Attempt to decode JSON with unexpected mimetype: text/plain', url=URL('http://192.168.1.100/backward')</text:p>
      <text:p text:style-name="P1">GET request to sensors succeeded</text:p>
      <text:p text:style-name="P1">GET request to forward succeeded</text:p>
      <text:p text:style-name="P1">HTTP request to forward threw an error: 0, message='Attempt to decode JSON with unexpected mimetype: text/plain', url=URL('http://192.168.1.100/forward')</text:p>
      <text:p text:style-name="P1">GET request to sensors succeeded</text:p>
      <text:p text:style-name="P1">GET request to left succeeded</text:p>
      <text:p text:style-name="P1">HTTP request to left threw an error: 0, message='Attempt to decode JSON with unexpected mimetype: text/plain', url=URL('http://192.168.1.100/left')</text:p>
      <text:p text:style-name="P1">GET request to sensors succeeded</text:p>
      <text:p text:style-name="P1">GET request to left succeeded</text:p>
      <text:p text:style-name="P1">HTTP request to left threw an error: 0, message='Attempt to decode JSON with unexpected mimetype: text/plain', url=URL('http://192.168.1.100/left')</text:p>
      <text:p text:style-name="P1">GET request to sensors succeeded</text:p>
      <text:p text:style-name="P1">GET request to left succeeded</text:p>
      <text:p text:style-name="P1">HTTP request to left threw an error: 0, message='Attempt to decode JSON with unexpected mimetype: text/plain', url=URL('http://192.168.1.100/left')</text:p>
      <text:p text:style-name="P1">GET request to sensors succeeded</text:p>
      <text:p text:style-name="P1">GET request to stop succeeded</text:p>
      <text:p text:style-name="P1">HTTP request to stop threw an error: 0, message='Attempt to decode JSON with unexpected mimetype: text/plain', url=URL('http://192.168.1.100/stop')</text:p>
      <text:p text:style-name="P1">GET request to sensors succeeded</text:p>
      <text:p text:style-name="P1">GET request to left succeeded</text:p>
      <text:p text:style-name="P1">HTTP request to left threw an error: 0, message='Attempt to decode JSON with unexpected mimetype: text/plain', url=URL('http://192.168.1.100/left')</text:p>
      <text:p text:style-name="P1">GET request to sensors succeeded</text:p>
      <text:p text:style-name="P1">GET request to forward succeeded</text:p>
      <text:p text:style-name="P1">HTTP request to forward threw an error: 0, message='Attempt to decode JSON with unexpected mimetype: text/plain', url=URL('http://192.168.1.100/forward')</text:p>
      <text:p text:style-name="P1">GET request to sensors succeeded</text:p>
      <text:p text:style-name="P1">GET request to backward succeeded</text:p>
      <text:p text:style-name="P1">HTTP request to backward threw an error: 0, message='Attempt to decode JSON with unexpected mimetype: text/plain', url=URL('http://192.168.1.100/backward')</text:p>
      <text:p text:style-name="P1">GET request to sensors succeeded</text:p>
      <text:p text:style-name="P1">GET request to backward succeeded</text:p>
      <text:p text:style-name="P1">HTTP request to backward threw an error: 0, message='Attempt to decode JSON with unexpected mimetype: text/plain', url=URL('http://192.168.1.100/backward')</text:p>
      <text:p text:style-name="P1">GET request to sensors succeeded</text:p>
      <text:p text:style-name="P1">GET request to forward succeeded</text:p>
      <text:p text:style-name="P1">HTTP request to forward threw an error: 0, message='Attempt to decode JSON with unexpected mimetype: text/plain', url=URL('http://192.168.1.100/forward')</text:p>
      <text:p text:style-name="P1">GET request to sensors succeeded</text:p>
      <text:p text:style-name="P1">GET request to forward succeeded</text:p>
      <text:p text:style-name="P1">HTTP request to forward threw an error: 0, message='Attempt to decode JSON with unexpected mimetype: text/plain', url=URL('http://192.168.1.100/forward')</text:p>
      <text:p text:style-name="P1">GET request to sensors succeeded</text:p>
      <text:p text:style-name="P1">GET request to backward succeeded</text:p>
      <text:p text:style-name="P1"><text:soft-page-break/>HTTP request to backward threw an error: 0, message='Attempt to decode JSON with unexpected mimetype: text/plain', url=URL('http://192.168.1.100/backward')</text:p>
      <text:p text:style-name="P1">GET request to sensors succeeded</text:p>
      <text:p text:style-name="P1">GET request to left succeeded</text:p>
      <text:p text:style-name="P1">HTTP request to left threw an error: 0, message='Attempt to decode JSON with unexpected mimetype: text/plain', url=URL('http://192.168.1.100/left')</text:p>
      <text:p text:style-name="P1">GET request to sensors succeeded</text:p>
      <text:p text:style-name="P1">GET request to left succeeded</text:p>
      <text:p text:style-name="P1">HTTP request to left threw an error: 0, message='Attempt to decode JSON with unexpected mimetype: text/plain', url=URL('http://192.168.1.100/left')</text:p>
      <text:p text:style-name="P1">GET request to sensors succeeded</text:p>
      <text:p text:style-name="P1">GET request to right succeeded</text:p>
      <text:p text:style-name="P1">HTTP request to right threw an error: 0, message='Attempt to decode JSON with unexpected mimetype: text/plain', url=URL('http://192.168.1.100/right')</text:p>
      <text:p text:style-name="P1">GET request to sensors succeeded</text:p>
      <text:p text:style-name="P1">GET request to right succeeded</text:p>
      <text:p text:style-name="P1">HTTP request to right threw an error: 0, message='Attempt to decode JSON with unexpected mimetype: text/plain', url=URL('http://192.168.1.100/right')</text:p>
      <text:p text:style-name="P1">GET request to sensors succeeded</text:p>
      <text:p text:style-name="P1">GET request to right succeeded</text:p>
      <text:p text:style-name="P1">HTTP request to right threw an error: 0, message='Attempt to decode JSON with unexpected mimetype: text/plain', url=URL('http://192.168.1.100/right')</text:p>
      <text:p text:style-name="P1">GET request to sensors succeeded</text:p>
      <text:p text:style-name="P1">GET request to forward succeeded</text:p>
      <text:p text:style-name="P1">HTTP request to forward threw an error: 0, message='Attempt to decode JSON with unexpected mimetype: text/plain', url=URL('http://192.168.1.100/forward')</text:p>
      <text:p text:style-name="P1">GET request to sensors succeeded</text:p>
      <text:p text:style-name="P1">GET request to left succeeded</text:p>
      <text:p text:style-name="P1">HTTP request to left threw an error: 0, message='Attempt to decode JSON with unexpected mimetype: text/plain', url=URL('http://192.168.1.100/left')</text:p>
      <text:p text:style-name="P1">GET request to sensors succeeded</text:p>
      <text:p text:style-name="P1">GET request to stop succeeded</text:p>
      <text:p text:style-name="P1">HTTP request to stop threw an error: 0, message='Attempt to decode JSON with unexpected mimetype: text/plain', url=URL('http://192.168.1.100/stop')</text:p>
      <text:p text:style-name="P1">GET request to sensors succeeded</text:p>
      <text:p text:style-name="P1">GET request to right succeeded</text:p>
      <text:p text:style-name="P1">HTTP request to right threw an error: 0, message='Attempt to decode JSON with unexpected mimetype: text/plain', url=URL('http://192.168.1.100/right')</text:p>
      <text:p text:style-name="P1">GET request to sensors succeeded</text:p>
      <text:p text:style-name="P1">GET request to backward succeeded</text:p>
      <text:p text:style-name="P1">HTTP request to backward threw an error: 0, message='Attempt to decode JSON with unexpected mimetype: text/plain', url=URL('http://192.168.1.100/backward')</text:p>
      <text:p text:style-name="P1">GET request to sensors succeeded</text:p>
      <text:p text:style-name="P1">GET request to right succeeded</text:p>
      <text:p text:style-name="P1">HTTP request to right threw an error: 0, message='Attempt to decode JSON with unexpected mimetype: text/plain', url=URL('http://192.168.1.100/right')</text:p>
      <text:p text:style-name="P1">GET request to sensors succeeded</text:p>
      <text:p text:style-name="P1">GET request to left succeeded</text:p>
      <text:p text:style-name="P1">HTTP request to left threw an error: 0, message='Attempt to decode JSON with unexpected mimetype: text/plain', url=URL('http://192.168.1.100/left')</text:p>
      <text:p text:style-name="P1">GET request to sensors succeeded</text:p>
      <text:p text:style-name="P1">GET request to forward succeeded</text:p>
      <text:p text:style-name="P1"><text:soft-page-break/>HTTP request to forward threw an error: 0, message='Attempt to decode JSON with unexpected mimetype: text/plain', url=URL('http://192.168.1.100/forward')</text:p>
      <text:p text:style-name="P1">GET request to sensors succeeded</text:p>
      <text:p text:style-name="P1">GET request to forward succeeded</text:p>
      <text:p text:style-name="P1">HTTP request to forward threw an error: 0, message='Attempt to decode JSON with unexpected mimetype: text/plain', url=URL('http://192.168.1.100/forward')</text:p>
      <text:p text:style-name="P1">GET request to sensors succeeded</text:p>
      <text:p text:style-name="P1">HTTP request to forward threw an error: Server disconnected</text:p>
      <text:p text:style-name="P2">&gt;&gt;&gt; %Run ark4.py</text:p>
      <text:p text:style-name="P2">GET request to sensors succeeded</text:p>
      <text:p text:style-name="P2">GET request to right succeeded</text:p>
      <text:p text:style-name="P2">HTTP request to right threw an error: 0, message='Attempt to decode JSON with unexpected mimetype: text/plain', url=URL('http://192.168.1.100/right')</text:p>
      <text:p text:style-name="P2">GET request to sensors succeeded</text:p>
      <text:p text:style-name="P2">GET request to stop succeeded</text:p>
      <text:p text:style-name="P2">HTTP request to stop threw an error: 0, message='Attempt to decode JSON with unexpected mimetype: text/plain', url=URL('http://192.168.1.100/stop')</text:p>
      <text:p text:style-name="P2">GET request to sensors succeeded</text:p>
      <text:p text:style-name="P2">GET request to forward succeeded</text:p>
      <text:p text:style-name="P2">HTTP request to forward threw an error: 0, message='Attempt to decode JSON with unexpected mimetype: text/plain', url=URL('http://192.168.1.100/forward')</text:p>
      <text:p text:style-name="P2">GET request to sensors succeeded</text:p>
      <text:p text:style-name="P2">GET request to backward succeeded</text:p>
      <text:p text:style-name="P2">HTTP request to backward threw an error: 0, message='Attempt to decode JSON with unexpected mimetype: text/plain', url=URL('http://192.168.1.100/backward')</text:p>
      <text:p text:style-name="P2">GET request to sensors succeeded</text:p>
      <text:p text:style-name="P2">GET request to stop succeeded</text:p>
      <text:p text:style-name="P2">HTTP request to stop threw an error: 0, message='Attempt to decode JSON with unexpected mimetype: text/plain', url=URL('http://192.168.1.100/stop')</text:p>
      <text:p text:style-name="P2">GET request to sensors succeeded</text:p>
      <text:p text:style-name="P2">GET request to stop succeeded</text:p>
      <text:p text:style-name="P2">HTTP request to stop threw an error: 0, message='Attempt to decode JSON with unexpected mimetype: text/plain', url=URL('http://192.168.1.100/stop')</text:p>
      <text:p text:style-name="P2">GET request to sensors succeeded</text:p>
      <text:p text:style-name="P2">GET request to forward succeeded</text:p>
      <text:p text:style-name="P2">HTTP request to forward threw an error: 0, message='Attempt to decode JSON with unexpected mimetype: text/plain', url=URL('http://192.168.1.100/forward')</text:p>
      <text:p text:style-name="P2">GET request to sensors succeeded</text:p>
      <text:p text:style-name="P2">GET request to forward succeeded</text:p>
      <text:p text:style-name="P2">HTTP request to forward threw an error: 0, message='Attempt to decode JSON with unexpected mimetype: text/plain', url=URL('http://192.168.1.100/forward')</text:p>
      <text:p text:style-name="P2">GET request to sensors succeeded</text:p>
      <text:p text:style-name="P2">GET request to stop succeeded</text:p>
      <text:p text:style-name="P2">HTTP request to stop threw an error: 0, message='Attempt to decode JSON with unexpected mimetype: text/plain', url=URL('http://192.168.1.100/stop')</text:p>
      <text:p text:style-name="P2">GET request to sensors succeeded</text:p>
      <text:p text:style-name="P2">GET request to stop succeeded</text:p>
      <text:p text:style-name="P2">HTTP request to stop threw an error: 0, message='Attempt to decode JSON with unexpected mimetype: text/plain', url=URL('http://192.168.1.100/stop')</text:p>
      <text:p text:style-name="P2">GET request to sensors succeeded</text:p>
      <text:p text:style-name="P2">GET request to stop succeeded</text:p>
      <text:p text:style-name="P2"><text:soft-page-break/>HTTP request to stop threw an error: 0, message='Attempt to decode JSON with unexpected mimetype: text/plain', url=URL('http://192.168.1.100/stop')</text:p>
      <text:p text:style-name="P2">GET request to sensors succeeded</text:p>
      <text:p text:style-name="P2">GET request to backward succeeded</text:p>
      <text:p text:style-name="P2">HTTP request to backward threw an error: 0, message='Attempt to decode JSON with unexpected mimetype: text/plain', url=URL('http://192.168.1.100/backward')</text:p>
      <text:p text:style-name="P2">GET request to sensors succeeded</text:p>
      <text:p text:style-name="P2">GET request to right succeeded</text:p>
      <text:p text:style-name="P2">HTTP request to right threw an error: 0, message='Attempt to decode JSON with unexpected mimetype: text/plain', url=URL('http://192.168.1.100/right')</text:p>
      <text:p text:style-name="P2">GET request to sensors succeeded</text:p>
      <text:p text:style-name="P2">GET request to right succeeded</text:p>
      <text:p text:style-name="P2">HTTP request to right threw an error: 0, message='Attempt to decode JSON with unexpected mimetype: text/plain', url=URL('http://192.168.1.100/right')</text:p>
      <text:p text:style-name="P2">GET request to sensors succeeded</text:p>
      <text:p text:style-name="P2">GET request to backward succeeded</text:p>
      <text:p text:style-name="P2">HTTP request to backward threw an error: 0, message='Attempt to decode JSON with unexpected mimetype: text/plain', url=URL('http://192.168.1.100/backward')</text:p>
      <text:p text:style-name="P2">GET request to sensors succeeded</text:p>
      <text:p text:style-name="P2">GET request to right succeeded</text:p>
      <text:p text:style-name="P2">HTTP request to right threw an error: 0, message='Attempt to decode JSON with unexpected mimetype: text/plain', url=URL('http://192.168.1.100/right')</text:p>
      <text:p text:style-name="P2">GET request to sensors succeeded</text:p>
      <text:p text:style-name="P2">GET request to stop succeeded</text:p>
      <text:p text:style-name="P2">HTTP request to stop threw an error: 0, message='Attempt to decode JSON with unexpected mimetype: text/plain', url=URL('http://192.168.1.100/stop')</text:p>
      <text:p text:style-name="P2">GET request to sensors succeeded</text:p>
      <text:p text:style-name="P2">GET request to stop succeeded</text:p>
      <text:p text:style-name="P2">HTTP request to stop threw an error: 0, message='Attempt to decode JSON with unexpected mimetype: text/plain', url=URL('http://192.168.1.100/stop')</text:p>
      <text:p text:style-name="P2">GET request to sensors succeeded</text:p>
      <text:p text:style-name="P2">GET request to left succeeded</text:p>
      <text:p text:style-name="P2">HTTP request to left threw an error: 0, message='Attempt to decode JSON with unexpected mimetype: text/plain', url=URL('http://192.168.1.100/left')</text:p>
      <text:p text:style-name="P2">GET request to sensors succeeded</text:p>
      <text:p text:style-name="P2">GET request to right succeeded</text:p>
      <text:p text:style-name="P2">HTTP request to right threw an error: 0, message='Attempt to decode JSON with unexpected mimetype: text/plain', url=URL('http://192.168.1.100/right')</text:p>
      <text:p text:style-name="P2">GET request to sensors succeeded</text:p>
      <text:p text:style-name="P2">GET request to stop succeeded</text:p>
      <text:p text:style-name="P2">HTTP request to stop threw an error: 0, message='Attempt to decode JSON with unexpected mimetype: text/plain', url=URL('http://192.168.1.100/stop')</text:p>
      <text:p text:style-name="P2">GET request to sensors succeeded</text:p>
      <text:p text:style-name="P2">GET request to right succeeded</text:p>
      <text:p text:style-name="P2">HTTP request to right threw an error: 0, message='Attempt to decode JSON with unexpected mimetype: text/plain', url=URL('http://192.168.1.100/right')</text:p>
      <text:p text:style-name="P2">GET request to sensors succeeded</text:p>
      <text:p text:style-name="P2">GET request to forward succeeded</text:p>
      <text:p text:style-name="P2">HTTP request to forward threw an error: 0, message='Attempt to decode JSON with unexpected mimetype: text/plain', url=URL('http://192.168.1.100/forward')</text:p>
      <text:p text:style-name="P2">GET request to sensors succeeded</text:p>
      <text:p text:style-name="P2">GET request to stop succeeded</text:p>
      <text:p text:style-name="P2"><text:soft-page-break/>HTTP request to stop threw an error: 0, message='Attempt to decode JSON with unexpected mimetype: text/plain', url=URL('http://192.168.1.100/stop')</text:p>
      <text:p text:style-name="P2">GET request to sensors succeeded</text:p>
      <text:p text:style-name="P2">GET request to forward succeeded</text:p>
      <text:p text:style-name="P2">HTTP request to forward threw an error: 0, message='Attempt to decode JSON with unexpected mimetype: text/plain', url=URL('http://192.168.1.100/forward')</text:p>
      <text:p text:style-name="P2">GET request to sensors succeeded</text:p>
      <text:p text:style-name="P2">GET request to stop succeeded</text:p>
      <text:p text:style-name="P2">HTTP request to stop threw an error: 0, message='Attempt to decode JSON with unexpected mimetype: text/plain', url=URL('http://192.168.1.100/stop')</text:p>
      <text:p text:style-name="P2">GET request to sensors succeeded</text:p>
      <text:p text:style-name="P2">GET request to right succeeded</text:p>
      <text:p text:style-name="P2">HTTP request to right threw an error: 0, message='Attempt to decode JSON with unexpected mimetype: text/plain', url=URL('http://192.168.1.100/right')</text:p>
      <text:p text:style-name="P2">GET request to sensors succeeded</text:p>
      <text:p text:style-name="P2">GET request to left succeeded</text:p>
      <text:p text:style-name="P2">HTTP request to left threw an error: 0, message='Attempt to decode JSON with unexpected mimetype: text/plain', url=URL('http://192.168.1.100/left')</text:p>
      <text:p text:style-name="P2">GET request to sensors succeeded</text:p>
      <text:p text:style-name="P2">GET request to right succeeded</text:p>
      <text:p text:style-name="P2">HTTP request to right threw an error: 0, message='Attempt to decode JSON with unexpected mimetype: text/plain', url=URL('http://192.168.1.100/right')</text:p>
      <text:p text:style-name="P2">GET request to sensors succeeded</text:p>
      <text:p text:style-name="P2">GET request to stop succeeded</text:p>
      <text:p text:style-name="P2">HTTP request to stop threw an error: 0, message='Attempt to decode JSON with unexpected mimetype: text/plain', url=URL('http://192.168.1.100/stop')</text:p>
      <text:p text:style-name="P2">GET request to sensors succeeded</text:p>
      <text:p text:style-name="P2">GET request to forward succeeded</text:p>
      <text:p text:style-name="P2">HTTP request to forward threw an error: 0, message='Attempt to decode JSON with unexpected mimetype: text/plain', url=URL('http://192.168.1.100/forward')</text:p>
      <text:p text:style-name="P2">GET request to sensors succeeded</text:p>
      <text:p text:style-name="P2">GET request to forward succeeded</text:p>
      <text:p text:style-name="P2">HTTP request to forward threw an error: 0, message='Attempt to decode JSON with unexpected mimetype: text/plain', url=URL('http://192.168.1.100/forward'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4T01:10:08.944170010</meta:creation-date>
    <dc:date>2024-05-04T01:18:39.775756391</dc:date>
    <meta:editing-duration>PT8M34S</meta:editing-duration>
    <meta:editing-cycles>1</meta:editing-cycles>
    <meta:document-statistic meta:table-count="0" meta:image-count="0" meta:object-count="0" meta:page-count="13" meta:paragraph-count="494" meta:word-count="4430" meta:character-count="34891" meta:non-whitespace-character-count="30955"/>
    <meta:generator>LibreOffice/7.0.4.2$Linux_AARCH64 LibreOffice_project/00$Build-2</meta:generator>
  </office:meta>
</office:document-meta>
</file>